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80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1" table:number-columns-repeated="102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evice name</text:p>
          </table:table-cell>
          <table:table-cell table:style-name="ce5" office:value-type="string" calcext:value-type="string">
            <text:p>Z-702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art Number</text:p>
          </table:table-cell>
          <table:table-cell table:style-name="ce5" office:value-type="string" calcext:value-type="string">
            <text:p>XC7Z02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ilinx 7 series programmable logic Equivalent</text:p>
          </table:table-cell>
          <table:table-cell office:value-type="string" calcext:value-type="string">
            <text:p>Artix-7 FPGA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rogrammable logc cells</text:p>
          </table:table-cell>
          <table:table-cell table:style-name="ce6" office:value-type="string" calcext:value-type="string">
            <text:p>85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UT’s</text:p>
          </table:table-cell>
          <table:table-cell office:value-type="float" office:value="53200" calcext:value-type="float">
            <text:p>5320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Flip-Flops</text:p>
          </table:table-cell>
          <table:table-cell table:style-name="ce6" office:value-type="float" office:value="106400" calcext:value-type="float">
            <text:p>10640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lock RAM(#36 Kb Blocks)</text:p>
          </table:table-cell>
          <table:table-cell office:value-type="string" calcext:value-type="string">
            <text:p>4.9Mb (140)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SP Slices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ak DSP Perfrormance</text:p>
          </table:table-cell>
          <table:table-cell office:value-type="string" calcext:value-type="string">
            <text:p>276 GMACs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Processing Core</text:p>
          </table:table-cell>
          <table:table-cell table:style-name="ce6" office:value-type="string" calcext:value-type="string">
            <text:p>Dual-core ARM Cortex-A9 MPCoreTM with CoreSightT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rocessor Extensions</text:p>
          </table:table-cell>
          <table:table-cell office:value-type="string" calcext:value-type="string">
            <text:p>NEONTM &amp; Single / Double Precision Floating Point for each processor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Maximum Frequency</text:p>
          </table:table-cell>
          <table:table-cell table:style-name="ce6" office:value-type="string" calcext:value-type="string">
            <text:p>667 MHz (-1); 766 MHz (-2); 866 MHz (-3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1 Cache</text:p>
          </table:table-cell>
          <table:table-cell office:value-type="string" calcext:value-type="string">
            <text:p>32 KB Instruction, 32 KB data per processo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L2 Cache</text:p>
          </table:table-cell>
          <table:table-cell table:style-name="ce6" office:value-type="string" calcext:value-type="string">
            <text:p>512 K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n-Chip Memory</text:p>
          </table:table-cell>
          <table:table-cell office:value-type="string" calcext:value-type="string">
            <text:p>256 KB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External Memory Support</text:p>
          </table:table-cell>
          <table:table-cell table:style-name="ce6" office:value-type="string" calcext:value-type="string">
            <text:p>DDR3, DDR3L, DDR2, LPDDR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xternal Static Memory Support</text:p>
          </table:table-cell>
          <table:table-cell office:value-type="string" calcext:value-type="string">
            <text:p>2x Quad-SPI, NAND, NO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DMA Channels</text:p>
          </table:table-cell>
          <table:table-cell table:style-name="ce6" office:value-type="string" calcext:value-type="string">
            <text:p>8 (4 dedicated to Programmable Logic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eripherals</text:p>
          </table:table-cell>
          <table:table-cell office:value-type="string" calcext:value-type="string">
            <text:p>2x UART, 2x CAN 2.0B, 2x I2C, 2x SPI, 4x 32b GPIO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Peripherals w/ built in DMA</text:p>
          </table:table-cell>
          <table:table-cell table:style-name="ce6" office:value-type="string" calcext:value-type="string">
            <text:p>2x USB 2.0 (OTG), 2x Tri-mode Gigabit Ethernet, 2x SD/SDIO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SA Authentication, and AES and SHA 256-bit Decryption and Authentication for Secure Boot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Processing System to programmable logic interface prots (Primary Interdaes &amp; interupts only)</text:p>
          </table:table-cell>
          <table:table-cell table:style-name="ce6" office:value-type="string" calcext:value-type="string">
            <text:p>2x AXI 32b Master 2x AXI 32-bit Slave, 4x AXI 64-bit/32-bit Memory, AXI 64-bit ACP, 16 Interrupts 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1:07:09.606216240</meta:creation-date>
    <dc:date>2019-12-02T11:36:38.267106146</dc:date>
    <meta:editing-duration>PT7M47S</meta:editing-duration>
    <meta:editing-cycles>1</meta:editing-cycles>
    <meta:document-statistic meta:table-count="1" meta:cell-count="44" meta:object-count="0"/>
    <meta:generator>LibreOffice/6.3.2.2$Linux_X86_64 LibreOffice_project/30$Build-2</meta:generator>
  </office:meta>
</office:document-meta>
</file>